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10000001D5021E6D19.png" manifest:media-type=""/>
  <manifest:file-entry manifest:full-path="Pictures/TablePreview1.svm" manifest:media-type=""/>
  <manifest:file-entry manifest:full-path="Pictures/10000201000007040000011675A7D90C.png" manifest:media-type=""/>
  <manifest:file-entry manifest:full-path="Pictures/100000000000020C000000AFCE0E9C71.png" manifest:media-type=""/>
  <manifest:file-entry manifest:full-path="Pictures/100010580000909C0000166F515F01A7.svg" manifest:media-type=""/>
  <manifest:file-entry manifest:full-path="Pictures/100000000000041400000220C142A803.png" manifest:media-type=""/>
  <manifest:file-entry manifest:full-path="Pictures/TablePreview2.svm" manifest:media-type=""/>
  <manifest:file-entry manifest:full-path="Pictures/100000000000027C00000136D6AFE9A5.png" manifest:media-type=""/>
  <manifest:file-entry manifest:full-path="Pictures/1000000000000312000001B7A75461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6.255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3.505cm"/>
    </style:style>
    <style:style style:name="pr4" style:family="presentation" style:parent-style-name="BrightBlue-notes">
      <style:graphic-properties draw:fill-color="#ffffff" fo:min-height="13.364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title">
      <style:graphic-properties draw:auto-grow-height="true" fo:min-height="3.505cm"/>
    </style:style>
    <style:style style:name="co1" style:family="table-column">
      <style:table-column-properties style:column-width="8.742cm" style:use-optimal-column-width="false"/>
    </style:style>
    <style:style style:name="co2" style:family="table-column">
      <style:table-column-properties style:column-width="16.002cm" style:use-optimal-column-width="false"/>
    </style:style>
    <style:style style:name="co3" style:family="table-column">
      <style:table-column-properties style:column-width="11.227cm" style:use-optimal-column-width="false"/>
    </style:style>
    <style:style style:name="co4" style:family="table-column">
      <style:table-column-properties style:column-width="12.515cm" style:use-optimal-column-width="false"/>
    </style:style>
    <style:style style:name="ro1" style:family="table-row">
      <style:table-row-properties style:row-height="1.144cm"/>
    </style:style>
    <style:style style:name="ce1" style:family="table-cell">
      <style:graphic-properties style:repeat="repeat"/>
      <style:paragraph-properties fo:text-align="center" fo:border="0.03pt solid #000000"/>
    </style:style>
    <style:style style:name="ce2" style:family="table-cell">
      <style:graphic-properties style:repeat="repeat"/>
      <style:paragraph-properties fo:border="0.03pt solid #000000"/>
    </style:style>
    <style:style style:name="ce3" style:family="table-cell">
      <style:graphic-properties style:repeat="repeat"/>
      <style:paragraph-properties fo:border="0.03pt solid #000000"/>
      <style:text-properties fo:font-size="18pt" style:font-size-asian="18pt" style:font-size-complex="18p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Cantarell" style:font-pitch="variable" fo:font-size="48pt" style:font-family-asian="Cantarell" style:font-pitch-asian="variable" style:font-size-asian="48pt" style:font-size-complex="48pt"/>
    </style:style>
    <style:style style:name="P4" style:family="paragraph">
      <style:text-properties fo:font-family="文泉驛正黑" style:font-pitch="variable" style:font-family-asian="文泉驛正黑" style:font-pitch-asian="variable"/>
    </style:style>
    <style:style style:name="P5" style:family="paragraph">
      <style:text-properties style:font-size-asian="28.1000003814697pt"/>
    </style:style>
    <style:style style:name="P6" style:family="paragraph">
      <style:text-properties fo:font-size="42pt" style:font-size-asian="42pt" style:font-size-complex="42pt"/>
    </style:style>
    <style:style style:name="P7" style:family="paragraph">
      <style:text-properties fo:font-family="文泉驛正黑" style:font-pitch="variable" fo:font-size="40pt" style:font-family-asian="文泉驛正黑" style:font-pitch-asian="variable" style:font-size-asian="40pt" style:font-size-complex="4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000000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family="Cantarell" style:font-pitch="variable" fo:font-size="48pt" style:font-family-asian="Cantarell" style:font-pitch-asian="variable" style:font-size-asian="48pt" style:font-size-complex="48pt"/>
    </style:style>
    <style:style style:name="T4" style:family="text">
      <style:text-properties fo:font-family="文泉驛正黑" style:font-pitch="variable" style:font-family-asian="文泉驛正黑" style:font-pitch-asian="variable"/>
    </style:style>
    <style:style style:name="T5" style:family="text">
      <style:text-properties fo:font-family="文泉驛正黑" style:font-pitch="variable" fo:font-size="28pt" style:font-family-asian="文泉驛正黑" style:font-pitch-asian="variable" style:font-size-asian="28pt" style:font-size-complex="28pt"/>
    </style:style>
    <style:style style:name="T6" style:family="text">
      <style:text-properties fo:font-family="文泉驛正黑" style:font-pitch="variable" fo:font-size="24pt" style:font-family-asian="文泉驛正黑" style:font-pitch-asian="variable" style:font-size-asian="24pt" style:font-size-complex="24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family="文泉驛正黑" style:font-pitch="variable" fo:font-size="40pt" style:font-family-asian="文泉驛正黑" style:font-pitch-asian="variable" style:font-size-asian="40pt" style:font-size-complex="40pt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763cm" svg:height="16.255cm" svg:x="3.8cm" svg:y="1.6cm" presentation:class="subtitle" presentation:user-transformed="true">
          <draw:text-box>
            <text:p><text:span text:style-name="T1">進 度 報 告</text:span></text:p>
            <text:p><text:span text:style-name="T2"/></text:p>
            <text:p><text:span text:style-name="T2"/></text:p>
            <text:p><text:span text:style-name="T2">報告者</text:span><text:span text:style-name="T2">: </text:span><text:span text:style-name="T2">林廣學</text:span></text:p>
            <text:p><text:span text:style-name="T2">2013 / 05 / 13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9">
        <office:forms form:automatic-focus="false" form:apply-design-mode="false"/>
        <draw:frame presentation:style-name="pr3" draw:text-style-name="P3" draw:layer="layout" svg:width="19.763cm" svg:height="3.505cm" svg:x="4.2cm" svg:y="8.6cm" presentation:class="title" presentation:user-transformed="true">
          <draw:text-box>
            <text:p text:style-name="P2"><text:span text:style-name="T3">NFC </text:span><text:span text:style-name="T3">進度報告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3" draw:text-style-name="P4" draw:layer="layout" svg:width="19.763cm" svg:height="3.505cm" svg:x="1.4cm" svg:y="0.837cm" presentation:class="title" presentation:user-transformed="true">
          <draw:text-box>
            <text:p><text:span text:style-name="T4">NFC Tag</text:span><text:span text:style-name="T4">的資料格式</text:span></text:p>
          </draw:text-box>
        </draw:frame>
        <draw:frame presentation:style-name="pr5" draw:text-style-name="P4" draw:layer="layout" svg:width="24.639cm" svg:height="14cm" svg:x="1.4cm" svg:y="4.8cm" presentation:class="outline" presentation:user-transformed="true">
          <draw:text-box>
            <text:list text:style-name="L2">
              <text:list-item>
                <text:p><text:span text:style-name="T5">裡面裝的是</text:span><text:span text:style-name="T5">NDEF</text:span><text:span text:style-name="T5">的</text:span><text:span text:style-name="T5">data</text:span></text:p>
              </text:list-item>
              <text:list-item>
                <text:p><text:span text:style-name="T5">NFC Tag</text:span><text:span text:style-name="T5">中可以有一個或多個紀錄</text:span><text:span text:style-name="T5">(Record)</text:span></text:p>
              </text:list-item>
              <text:list-item>
                <text:p><text:span text:style-name="T5">第</text:span><text:span text:style-name="T5">1</text:span><text:span text:style-name="T5">筆紀錄會有下列資訊：</text:span></text:p>
                <text:p><text:span text:style-name="T6"><text:s text:c="2"/></text:span><text:span text:style-name="T6">1. TNF(Type Name Format): </text:span><text:span text:style-name="T6">決定</text:span><text:span text:style-name="T6">Type</text:span><text:span text:style-name="T6">欄位的格式</text:span></text:p>
                <text:p><text:span text:style-name="T6"><text:s text:c="2"/></text:span><text:span text:style-name="T6">2. Type: </text:span><text:span text:style-name="T6">由</text:span><text:span text:style-name="T6">TNF</text:span><text:span text:style-name="T6">欄位的值來決定這個欄位的資料格式</text:span></text:p>
                <text:p><text:span text:style-name="T6"><text:s text:c="2"/></text:span><text:span text:style-name="T6">3. ID : </text:span><text:span text:style-name="T6">這一筆紀錄的編號</text:span></text:p>
                <text:p><text:span text:style-name="T6"><text:s text:c="2"/></text:span><text:span text:style-name="T6">4. Payload: </text:span><text:span text:style-name="T6">儲存資料用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3" draw:text-style-name="P6" draw:layer="layout" svg:width="19.6cm" svg:height="3.505cm" svg:x="1.4cm" svg:y="0.837cm" presentation:class="title" presentation:user-transformed="true">
          <draw:text-box>
            <text:p><text:span text:style-name="T7">NFC record</text:span><text:span text:style-name="T7">的</text:span><text:span text:style-name="T7">TNF</text:span><text:span text:style-name="T7">欄位設定值</text:span></text:p>
          </draw:text-box>
        </draw:frame>
        <draw:frame draw:style-name="standard" draw:layer="layout" svg:width="24.743cm" svg:height="9.978cm" svg:x="2.154cm" svg:y="6.00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TNF設定值</text:p>
              </table:table-cell>
              <table:table-cell>
                <text:p text:style-name="P2">說明</text:p>
              </table:table-cell>
            </table:table-row>
            <table:table-row table:style-name="ro1" table:default-cell-style-name="ce2">
              <table:table-cell>
                <text:p>TNF_ABSOLUTE_URL</text:p>
              </table:table-cell>
              <table:table-cell>
                <text:p>Type欄位是URL資料</text:p>
              </table:table-cell>
            </table:table-row>
            <table:table-row table:style-name="ro1" table:default-cell-style-name="ce2">
              <table:table-cell>
                <text:p>TNF_EMPTY</text:p>
              </table:table-cell>
              <table:table-cell>
                <text:p>以ACTION_TECH_DISCOVERED的方式處理</text:p>
              </table:table-cell>
            </table:table-row>
            <table:table-row table:style-name="ro1" table:default-cell-style-name="ce2">
              <table:table-cell>
                <text:p>TNF_EXTERNAL_TYPE</text:p>
              </table:table-cell>
              <table:table-cell>
                <text:p>Type欄位是URN型態的URL，Android會將它的格式轉換成vnd.android.nfc://ext/&lt;domane_name&gt;:service_name)</text:p>
              </table:table-cell>
            </table:table-row>
            <table:table-row table:style-name="ro1" table:default-cell-style-name="ce2">
              <table:table-cell>
                <text:p>TNF_MIME_MEDIA</text:p>
              </table:table-cell>
              <table:table-cell>
                <text:p>Type欄位是描述MIME的型態</text:p>
              </table:table-cell>
            </table:table-row>
            <table:table-row table:style-name="ro1">
              <table:table-cell table:style-name="ce2">
                <text:p>TNF_UNCHANGED</text:p>
              </table:table-cell>
              <table:table-cell table:style-name="ce3">
                <text:p><text:span text:style-name="T8">以</text:span><text:span text:style-name="T8">ACTION_TECH_DISCOVERED</text:span><text:span text:style-name="T8">的方式處理</text:span></text:p>
              </table:table-cell>
            </table:table-row>
            <table:table-row table:style-name="ro1">
              <table:table-cell table:style-name="ce2">
                <text:p>TNF_UNKNOWN</text:p>
              </table:table-cell>
              <table:table-cell table:style-name="ce3">
                <text:p><text:span text:style-name="T8">以</text:span><text:span text:style-name="T8">ACTION_TECH_DISCOVERED</text:span><text:span text:style-name="T8">的方式處理</text:span></text:p>
              </table:table-cell>
            </table:table-row>
            <table:table-row table:style-name="ro1" table:default-cell-style-name="ce2">
              <table:table-cell>
                <text:p>TNF_WELL_KNOWN</text:p>
              </table:table-cell>
              <table:table-cell>
                <text:p>Type欄位是RT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3" draw:text-style-name="P7" draw:layer="layout" svg:width="21cm" svg:height="3.811cm" svg:x="0.4cm" svg:y="0.684cm" presentation:class="title" presentation:user-transformed="true">
          <draw:text-box>
            <text:p><text:span text:style-name="T9">TNF_WELL_KNOWN</text:span><text:span text:style-name="T9"><text:line-break/></text:span><text:span text:style-name="T9"> <text:s text:c="2"/>------ Type</text:span><text:span text:style-name="T9">欄位的設定值</text:span></text:p>
          </draw:text-box>
        </draw:frame>
        <draw:frame draw:style-name="standard" draw:layer="layout" svg:width="23.741cm" svg:height="9.151cm" svg:x="2.142cm" svg:y="7.31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Type欄位的值(RTD)</text:p>
              </table:table-cell>
              <table:table-cell>
                <text:p text:style-name="P2">說明</text:p>
              </table:table-cell>
            </table:table-row>
            <table:table-row table:style-name="ro1">
              <table:table-cell table:style-name="ce2">
                <text:p>RTD_ALTERNATIVE_CARRIER</text:p>
              </table:table-cell>
              <table:table-cell table:style-name="ce3">
                <text:p><text:span text:style-name="T8">以</text:span><text:span text:style-name="T8">ACTION_TECH_DISCOVERED</text:span><text:span text:style-name="T8">的方式處理</text:span></text:p>
              </table:table-cell>
            </table:table-row>
            <table:table-row table:style-name="ro1">
              <table:table-cell table:style-name="ce2">
                <text:p>RTD_HANDOVER_CARRIER</text:p>
              </table:table-cell>
              <table:table-cell table:style-name="ce3">
                <text:p><text:span text:style-name="T8">以</text:span><text:span text:style-name="T8">ACTION_TECH_DISCOVERED</text:span><text:span text:style-name="T8">的方式處理</text:span></text:p>
              </table:table-cell>
            </table:table-row>
            <table:table-row table:style-name="ro1" table:default-cell-style-name="ce3">
              <table:table-cell>
                <text:p><text:span text:style-name="T8">RTD_HANDOVER_REQUEST</text:span></text:p>
              </table:table-cell>
              <table:table-cell>
                <text:p><text:span text:style-name="T8">以</text:span><text:span text:style-name="T8">ACTION_TECH_DISCOVERED</text:span><text:span text:style-name="T8">的方式處理</text:span></text:p>
              </table:table-cell>
            </table:table-row>
            <table:table-row table:style-name="ro1" table:default-cell-style-name="ce3">
              <table:table-cell>
                <text:p><text:span text:style-name="T8">RTD_HANDOVER_SELECT</text:span></text:p>
              </table:table-cell>
              <table:table-cell>
                <text:p><text:span text:style-name="T8">以</text:span><text:span text:style-name="T8">ACTION_TECH_DISCOVERED</text:span><text:span text:style-name="T8">的方式處理</text:span></text:p>
              </table:table-cell>
            </table:table-row>
            <table:table-row table:style-name="ro1" table:default-cell-style-name="ce2">
              <table:table-cell>
                <text:p>RTD_SMART_POSTER</text:p>
              </table:table-cell>
              <table:table-cell>
                <text:p>Payload欄位是URL</text:p>
              </table:table-cell>
            </table:table-row>
            <table:table-row table:style-name="ro1" table:default-cell-style-name="ce2">
              <table:table-cell>
                <text:p>RTD_TEXT</text:p>
              </table:table-cell>
              <table:table-cell>
                <text:p>MIME型態是text/plain</text:p>
              </table:table-cell>
            </table:table-row>
            <table:table-row table:style-name="ro1" table:default-cell-style-name="ce3">
              <table:table-cell>
                <text:p text:style-name="P8">RTD_URL</text:p>
              </table:table-cell>
              <table:table-cell>
                <text:p text:style-name="P8">Payload欄位是UR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6" draw:layer="layout" svg:width="19.763cm" svg:height="3.505cm" svg:x="1.4cm" svg:y="0.837cm" presentation:class="title">
          <draw:text-box>
            <text:p>NFC的相關函式庫</text:p>
          </draw:text-box>
        </draw:frame>
        <draw:frame draw:style-name="gr2" draw:text-style-name="P2" draw:layer="layout" svg:width="27.6cm" svg:height="15.8cm" svg:x="0cm" svg:y="4.6cm" presentation:class="graphic" presentation:user-transformed="true">
          <draw:image xlink:href="Pictures/100000000000041400000220C142A803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3" draw:layer="layout" svg:width="19.763cm" svg:height="3.505cm" svg:x="1.4cm" svg:y="0.837cm" presentation:class="title" presentation:placeholder="true">
          <draw:text-box/>
        </draw:frame>
        <draw:frame draw:style-name="gr2" draw:text-style-name="P2" draw:layer="layout" svg:width="27.8cm" svg:height="13cm" svg:x="0cm" svg:y="5.2cm" presentation:class="graphic" presentation:user-transformed="true">
          <draw:image xlink:href="Pictures/1000000000000410000001D5021E6D19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NFC的硬體權限設定</text:p>
          </draw:text-box>
        </draw:frame>
        <draw:frame draw:style-name="gr2" draw:text-style-name="P2" draw:layer="layout" svg:width="27.8cm" svg:height="16.4cm" svg:x="0cm" svg:y="4.6cm" presentation:class="graphic" presentation:user-transformed="true">
          <draw:image xlink:href="Pictures/1000000000000312000001B7A75461D9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NFC的XML其他設定</text:p>
          </draw:text-box>
        </draw:frame>
        <draw:frame draw:style-name="gr2" draw:text-style-name="P2" draw:layer="layout" svg:width="28cm" svg:height="13.2cm" svg:x="0cm" svg:y="6cm" presentation:class="graphic" presentation:user-transformed="true">
          <draw:image xlink:href="Pictures/100000000000027C00000136D6AFE9A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3" draw:layer="layout" svg:width="19.763cm" svg:height="3.505cm" svg:x="1.4cm" svg:y="0.837cm" presentation:class="title" presentation:placeholder="true">
          <draw:text-box/>
        </draw:frame>
        <draw:frame draw:style-name="gr2" draw:text-style-name="P2" draw:layer="layout" svg:width="28cm" svg:height="9cm" svg:x="0cm" svg:y="8cm" presentation:class="graphic" presentation:user-transformed="true">
          <draw:image xlink:href="Pictures/100000000000020C000000AFCE0E9C71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9">
        <office:forms form:automatic-focus="false" form:apply-design-mode="false"/>
        <draw:frame presentation:style-name="pr3" draw:text-style-name="P9" draw:layer="layout" svg:width="19.763cm" svg:height="3.505cm" svg:x="3.637cm" svg:y="8.695cm" presentation:class="title" presentation:user-transformed="true">
          <draw:text-box>
            <text:p text:style-name="P9"><text:span text:style-name="T10">DEMO <text:s/>TI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9">
        <office:forms form:automatic-focus="false" form:apply-design-mode="false"/>
        <draw:frame presentation:style-name="pr3" draw:text-style-name="P9" draw:layer="layout" svg:width="19.763cm" svg:height="3.505cm" svg:x="3.437cm" svg:y="9cm" presentation:class="title" presentation:user-transformed="true">
          <draw:text-box>
            <text:p text:style-name="P9"><text:span text:style-name="T10">系統流程圖</text:span><text:span text:style-name="T10">(</text:span><text:span text:style-name="T10">第三版</text:span><text:span text:style-name="T10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系統流程</text:p>
          </draw:text-box>
        </draw:frame>
        <draw:frame presentation:style-name="pr5" draw:layer="layout" svg:width="24.639cm" svg:height="8.087cm" svg:x="1.8cm" svg:y="7.4cm" presentation:class="outline" presentation:user-transformed="true">
          <draw:text-box>
            <text:list text:style-name="L2">
              <text:list-item>
                <text:p><text:a xlink:href="https://cacoo.com/diagrams/OjBfMeEspZ15xvU6" xlink:type="simple">https://cacoo.com/diagrams/OjBfMeEspZ15xvU6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9">
        <office:forms form:automatic-focus="false" form:apply-design-mode="false"/>
        <draw:frame presentation:style-name="pr3" draw:text-style-name="P9" draw:layer="layout" svg:width="19.763cm" svg:height="3.505cm" svg:x="3.837cm" svg:y="8.4cm" presentation:class="title" presentation:user-transformed="true">
          <draw:text-box>
            <text:p text:style-name="P9"><text:span text:style-name="T10">The <text:s text:c="2"/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驛正黑" style:font-family-generic="roman" style:font-pitch="variable" fo:font-size="24pt" fo:language="en" fo:country="US" style:font-family-asian="文泉驛正黑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泉驛正黑" style:font-family-generic-asian="system" style:font-pitch-asian="variable" style:font-size-asian="18pt" style:font-style-asian="normal" style:font-weight-asian="normal" style:font-family-complex="文泉驛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文泉驛正黑" style:font-family-generic-asian="system" style:font-pitch-asian="variable" style:font-size-asian="18pt" style:font-family-complex="文泉驛正黑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泉驛正黑" style:font-family-generic-asian="system" style:font-pitch-asian="variable" style:font-size-asian="20pt" style:font-style-asian="normal" style:font-weight-asian="normal" style:font-family-complex="文泉驛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文泉驛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文泉驛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文泉驛正黑" style:font-family-generic-asian="system" style:font-pitch-asian="variable" style:font-size-asian="44pt" style:font-style-asian="normal" style:font-weight-asian="normal" style:font-family-complex="文泉驛正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75A7D90C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2T17:40:13</meta:creation-date>
    <dc:date>2013-05-13T01:14:45</dc:date>
    <meta:editing-duration>PT4H52M46S</meta:editing-duration>
    <meta:editing-cycles>12</meta:editing-cycles>
    <meta:generator>LibreOffice/4.0.2.2$Linux_X86_64 LibreOffice_project/400m0$Build-2</meta:generator>
    <meta:document-statistic meta:object-count="84"/>
  </office:meta>
</office:document-meta>
</file>